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2691" officeooo:paragraph-rsid="000e2691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officeooo:rsid="000f204a"/>
    </style:style>
    <style:style style:name="T2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e1" draw:style-name="gr1" draw:text-style-name="P3" svg:width="2.356cm" svg:height="0.976cm" svg:x="7.468cm" svg:y="-0.385cm"><draw:text-box><text:p text:style-name="P2">GAME / MENU</text:p></draw:text-box></draw:frame><draw:frame text:anchor-type="paragraph" draw:z-index="1" draw:name="Forme1" draw:style-name="gr2" draw:text-style-name="P4" svg:width="2.356cm" svg:height="0.609cm" svg:x="10.881cm" svg:y="1.864cm"><draw:text-box><text:p text:style-name="P2"><text:span text:style-name="T2">PLAYER</text:span></text:p></draw:text-box></draw:frame><draw:frame text:anchor-type="paragraph" draw:z-index="2" draw:name="Forme1" draw:style-name="gr1" draw:text-style-name="P3" svg:width="2.356cm" svg:height="0.821cm" svg:x="4.399cm" svg:y="1.917cm"><draw:text-box><text:p text:style-name="P2">OBJECTS</text:p></draw:text-box></draw:frame><draw:frame text:anchor-type="paragraph" draw:z-index="3" draw:name="Forme1" draw:style-name="gr1" draw:text-style-name="P3" svg:width="2.356cm" svg:height="0.821cm" svg:x="0.986cm" svg:y="1.944cm"><draw:text-box><text:p text:style-name="P2">MAP</text:p></draw:text-box></draw:frame><draw:frame text:anchor-type="paragraph" draw:z-index="4" draw:name="Forme1" draw:style-name="gr1" draw:text-style-name="P3" svg:width="2.356cm" svg:height="0.821cm" svg:x="7.654cm" svg:y="1.891cm"><draw:text-box><text:p text:style-name="P2">OPTIONS</text:p></draw:text-box></draw:frame><draw:frame text:anchor-type="paragraph" draw:z-index="5" draw:name="Forme1" draw:style-name="gr1" draw:text-style-name="P3" svg:width="2.356cm" svg:height="0.821cm" svg:x="10.908cm" svg:y="3.928cm"><draw:text-box><text:p text:style-name="P2">SCORE</text:p></draw:text-box></draw:frame><draw:line text:anchor-type="paragraph" draw:z-index="6" draw:name="Forme2" draw:style-name="gr3" draw:text-style-name="P2" svg:x1="8.342cm" svg:y1="0.727cm" svg:x2="2.521cm" svg:y2="1.944cm"><text:p/></draw:line><draw:line text:anchor-type="paragraph" draw:z-index="7" draw:name="Forme3" draw:style-name="gr3" draw:text-style-name="P2" svg:x1="8.685cm" svg:y1="0.78cm" svg:x2="5.722cm" svg:y2="1.785cm"><text:p/></draw:line><draw:line text:anchor-type="paragraph" draw:z-index="8" draw:name="Forme4" draw:style-name="gr3" draw:text-style-name="P2" svg:x1="8.685cm" svg:y1="1.785cm" svg:x2="8.685cm" svg:y2="0.78cm"><text:p/></draw:line><draw:line text:anchor-type="paragraph" draw:z-index="9" draw:name="Forme5" draw:style-name="gr3" draw:text-style-name="P2" svg:x1="12.178cm" svg:y1="1.865cm" svg:x2="8.685cm" svg:y2="0.78cm"><text:p/></draw:line><draw:line text:anchor-type="paragraph" draw:z-index="10" draw:name="Forme7" draw:style-name="gr3" draw:text-style-name="P2" svg:x1="12.151cm" svg:y1="2.473cm" svg:x2="12.151cm" svg:y2="3.664cm"><text:p/></draw:line><draw:line text:anchor-type="paragraph" draw:z-index="11" draw:name="Forme8" draw:style-name="gr3" draw:text-style-name="P2" svg:x1="8.685cm" svg:y1="0.78cm" svg:x2="8.341cm" svg:y2="0.727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AXENCE : PLAYER / SCORE</text:p>
      <text:p text:style-name="P1">FRANCOIS : <text:span text:style-name="T1">GAME / MENU</text:span></text:p>
      <text:p text:style-name="P1">ARTEM : MAIN / GAME</text:p>
      <text:p text:style-name="P1">ROMAIN : MAP / OBJECTS</text:p>
      <text:p text:style-name="P1">FLOW : LIB</text:p>
      <text:p text:style-name="P1">QUENTIN : OP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4:05:55.792563078</meta:creation-date>
    <dc:date>2017-05-09T20:34:41.902705523</dc:date>
    <meta:editing-duration>PT22M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6" meta:character-count="114" meta:non-whitespace-character-count="94"/>
  </office:meta>
</office:document-meta>
</file>